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61f7" officeooo:paragraph-rsid="001361f7"/>
    </style:style>
    <style:style style:name="P2" style:family="paragraph" style:parent-style-name="Standard">
      <style:text-properties officeooo:rsid="00169047" officeooo:paragraph-rsid="00169047"/>
    </style:style>
    <style:style style:name="P3" style:family="paragraph" style:parent-style-name="Standard">
      <style:text-properties officeooo:rsid="0018f44d" officeooo:paragraph-rsid="0018f44d"/>
    </style:style>
    <style:style style:name="T1" style:family="text">
      <style:text-properties officeooo:rsid="0018f4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 historie van programeer talen</text:p>
      <text:p text:style-name="P1"/>
      <text:p text:style-name="P2">waarom zijn programeer talen ontstaan?</text:p>
      <text:p text:style-name="P2"/>
      <text:p text:style-name="P2"/>
      <text:p text:style-name="P1"/>
      <text:p text:style-name="P1">de vroege jaren oud-1970</text:p>
      <text:p text:style-name="P1"/>
      <text:p text:style-name="P1"/>
      <text:p text:style-name="P1">1970-1985</text:p>
      <text:p text:style-name="P1"/>
      <text:p text:style-name="P1">1985-2000</text:p>
      <text:p text:style-name="P1"/>
      <text:p text:style-name="P1">2000-2010</text:p>
      <text:p text:style-name="P1"/>
      <text:p text:style-name="P1">2010-nu</text:p>
      <text:p text:style-name="P1"/>
      <text:p text:style-name="P2">conclusie:</text:p>
      <text:p text:style-name="P2"/>
      <text:p text:style-name="P2">de meeste talen zijn bestaan uit een bepaalde behoefte en die zijn langzaam vervangen</text:p>
      <text:p text:style-name="P2"/>
      <text:p text:style-name="P2"/>
      <text:p text:style-name="P3">hooftvraag waarom zijn programeer talen ontstaan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3:39:11.084727241</meta:creation-date>
    <dc:date>2021-12-10T15:02:11.935216838</dc:date>
    <meta:editing-duration>PT22M2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39" meta:character-count="272" meta:non-whitespace-character-count="243"/>
  </office:meta>
</office:document-meta>
</file>